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8.66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4" style:family="table-cell" style:parent-style-name="Default" style:data-style-name="N107"/>
    <style:style style:name="ce1" style:family="table-cell" style:parent-style-name="Default" style:data-style-name="N107"/>
    <style:style style:name="ce2" style:family="table-cell" style:parent-style-name="Default" style:data-style-name="N4"/>
    <style:style style:name="ce7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 style:data-style-name="N107">
      <style:table-cell-properties fo:background-color="#e8f2a1"/>
    </style:style>
    <style:style style:name="ce12" style:family="table-cell" style:parent-style-name="Default" style:data-style-name="N4">
      <style:table-cell-properties fo:background-color="#e8f2a1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" table:style-name="ta1">
        <table:shapes>
          <draw:frame draw:z-index="0" draw:style-name="gr1" draw:text-style-name="P1" svg:width="408.87mm" svg:height="188.06mm" svg:x="46.33mm" svg:y="30mm">
            <draw:object draw:notify-on-update-of-ranges="iOn.A3:iOn.A86 iOn.B2:iOn.B2 iOn.B3:iOn.B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Peugeot iOn cells</text:p>
          </table:table-cell>
          <table:covered-table-cell table:style-name="ce4"/>
          <table:covered-table-cell table:number-columns-repeated="19"/>
        </table:table-row>
        <table:table-row table:style-name="ro2">
          <table:table-cell office:value-type="string" calcext:value-type="string">
            <text:p>cell</text:p>
          </table:table-cell>
          <table:table-cell office:value-type="string" calcext:value-type="string">
            <text:p>capacity [Ah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1</text:p>
          </table:table-cell>
          <table:table-cell office:value-type="float" office:value="29.54" calcext:value-type="float">
            <text:p>29,5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9</text:p>
          </table:table-cell>
          <table:table-cell office:value-type="float" office:value="29.07" calcext:value-type="float">
            <text:p>29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8</text:p>
          </table:table-cell>
          <table:table-cell office:value-type="float" office:value="28.91" calcext:value-type="float">
            <text:p>28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0</text:p>
          </table:table-cell>
          <table:table-cell office:value-type="float" office:value="28.91" calcext:value-type="float">
            <text:p>28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8</text:p>
          </table:table-cell>
          <table:table-cell office:value-type="float" office:value="28.84" calcext:value-type="float">
            <text:p>28,8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5</text:p>
          </table:table-cell>
          <table:table-cell office:value-type="float" office:value="28.81" calcext:value-type="float">
            <text:p>28,8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3</text:p>
          </table:table-cell>
          <table:table-cell office:value-type="float" office:value="28.78" calcext:value-type="float">
            <text:p>28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6</text:p>
          </table:table-cell>
          <table:table-cell office:value-type="float" office:value="28.74" calcext:value-type="float">
            <text:p>28,7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1</text:p>
          </table:table-cell>
          <table:table-cell office:value-type="float" office:value="28.61" calcext:value-type="float">
            <text:p>28,6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2</text:p>
          </table:table-cell>
          <table:table-cell office:value-type="float" office:value="28.58" calcext:value-type="float">
            <text:p>28,5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2</text:p>
          </table:table-cell>
          <table:table-cell office:value-type="float" office:value="28.39" calcext:value-type="float">
            <text:p>28,3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1</text:p>
          </table:table-cell>
          <table:table-cell office:value-type="float" office:value="28.38" calcext:value-type="float">
            <text:p>28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9</text:p>
          </table:table-cell>
          <table:table-cell office:value-type="float" office:value="28.34" calcext:value-type="float">
            <text:p>28,3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4</text:p>
          </table:table-cell>
          <table:table-cell office:value-type="float" office:value="28.23" calcext:value-type="float">
            <text:p>28,2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5</text:p>
          </table:table-cell>
          <table:table-cell office:value-type="float" office:value="27.96" calcext:value-type="float">
            <text:p>27,9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1</text:p>
          </table:table-cell>
          <table:table-cell office:value-type="float" office:value="27.91" calcext:value-type="float">
            <text:p>27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4</text:p>
          </table:table-cell>
          <table:table-cell office:value-type="float" office:value="27.78" calcext:value-type="float">
            <text:p>27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0</text:p>
          </table:table-cell>
          <table:table-cell office:value-type="float" office:value="27.52" calcext:value-type="float">
            <text:p>27,5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8</text:p>
          </table:table-cell>
          <table:table-cell office:value-type="float" office:value="27.45" calcext:value-type="float">
            <text:p>27,4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5</text:p>
          </table:table-cell>
          <table:table-cell office:value-type="float" office:value="27.38" calcext:value-type="float">
            <text:p>27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5</text:p>
          </table:table-cell>
          <table:table-cell office:value-type="float" office:value="27.26" calcext:value-type="float">
            <text:p>27,2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5</text:p>
          </table:table-cell>
          <table:table-cell office:value-type="float" office:value="27.21" calcext:value-type="float">
            <text:p>27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2</text:p>
          </table:table-cell>
          <table:table-cell office:value-type="float" office:value="27.18" calcext:value-type="float">
            <text:p>27,1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0</text:p>
          </table:table-cell>
          <table:table-cell office:value-type="float" office:value="26.98" calcext:value-type="float">
            <text:p>26,9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9</text:p>
          </table:table-cell>
          <table:table-cell office:value-type="float" office:value="26.71" calcext:value-type="float">
            <text:p>26,7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6</text:p>
          </table:table-cell>
          <table:table-cell office:value-type="float" office:value="26.43" calcext:value-type="float">
            <text:p>26,4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9</text:p>
          </table:table-cell>
          <table:table-cell office:value-type="float" office:value="26.29" calcext:value-type="float">
            <text:p>26,2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1</text:p>
          </table:table-cell>
          <table:table-cell office:value-type="float" office:value="26.18" calcext:value-type="float">
            <text:p>26,1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2</text:p>
          </table:table-cell>
          <table:table-cell office:value-type="float" office:value="26.1" calcext:value-type="float">
            <text:p>26,1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0</text:p>
          </table:table-cell>
          <table:table-cell office:value-type="float" office:value="25.86" calcext:value-type="float">
            <text:p>25,8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2</text:p>
          </table:table-cell>
          <table:table-cell office:value-type="float" office:value="25.82" calcext:value-type="float">
            <text:p>25,8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3</text:p>
          </table:table-cell>
          <table:table-cell office:value-type="float" office:value="25.27" calcext:value-type="float">
            <text:p>25,2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1</text:p>
          </table:table-cell>
          <table:table-cell office:value-type="float" office:value="25.21" calcext:value-type="float">
            <text:p>25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6</text:p>
          </table:table-cell>
          <table:table-cell office:value-type="float" office:value="24.84" calcext:value-type="float">
            <text:p>24,8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4</text:p>
          </table:table-cell>
          <table:table-cell office:value-type="float" office:value="24.78" calcext:value-type="float">
            <text:p>24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8</text:p>
          </table:table-cell>
          <table:table-cell office:value-type="float" office:value="24.73" calcext:value-type="float">
            <text:p>24,730</text:p>
          </table:table-cell>
          <table:table-cell office:value-type="float" office:value="18.51" calcext:value-type="float">
            <text:p>18,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78</text:p>
          </table:table-cell>
          <table:table-cell office:value-type="float" office:value="24.72" calcext:value-type="float">
            <text:p>24,7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8</text:p>
          </table:table-cell>
          <table:table-cell office:value-type="float" office:value="24.64" calcext:value-type="float">
            <text:p>24,6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7</text:p>
          </table:table-cell>
          <table:table-cell office:value-type="float" office:value="24.21" calcext:value-type="float">
            <text:p>24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3</text:p>
          </table:table-cell>
          <table:table-cell office:value-type="float" office:value="24.07" calcext:value-type="float">
            <text:p>24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4</text:p>
          </table:table-cell>
          <table:table-cell office:value-type="float" office:value="24.07" calcext:value-type="float">
            <text:p>24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4</text:p>
          </table:table-cell>
          <table:table-cell office:value-type="float" office:value="23.72" calcext:value-type="float">
            <text:p>23,7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5</text:p>
          </table:table-cell>
          <table:table-cell office:value-type="float" office:value="23.5" calcext:value-type="float">
            <text:p>23,5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7</text:p>
          </table:table-cell>
          <table:table-cell office:value-type="float" office:value="23.45" calcext:value-type="float">
            <text:p>23,4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6</text:p>
          </table:table-cell>
          <table:table-cell office:value-type="float" office:value="23.38" calcext:value-type="float">
            <text:p>23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2</text:p>
          </table:table-cell>
          <table:table-cell office:value-type="float" office:value="23.34" calcext:value-type="float">
            <text:p>23,34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2.77" calcext:value-type="float">
            <text:p>12,77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35</text:p>
          </table:table-cell>
          <table:table-cell office:value-type="float" office:value="23.21" calcext:value-type="float">
            <text:p>23,21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9.54" calcext:value-type="float">
            <text:p>29,54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21</text:p>
          </table:table-cell>
          <table:table-cell office:value-type="float" office:value="22.72" calcext:value-type="float">
            <text:p>22,72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1123.76" calcext:value-type="float">
            <text:p>1123,76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26</text:p>
          </table:table-cell>
          <table:table-cell office:value-type="float" office:value="22.72" calcext:value-type="float">
            <text:p>22,72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4.2141" calcext:value-type="float">
            <text:p>4,21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57</text:p>
          </table:table-cell>
          <table:table-cell office:value-type="float" office:value="22.65" calcext:value-type="float">
            <text:p>22,6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6</text:p>
          </table:table-cell>
          <table:table-cell office:value-type="float" office:value="22.59" calcext:value-type="float">
            <text:p>22,5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22.31" calcext:value-type="float">
            <text:p>22,3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7</text:p>
          </table:table-cell>
          <table:table-cell office:value-type="float" office:value="22.26" calcext:value-type="float">
            <text:p>22,2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0</text:p>
          </table:table-cell>
          <table:table-cell office:value-type="float" office:value="21.92" calcext:value-type="float">
            <text:p>21,9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8</text:p>
          </table:table-cell>
          <table:table-cell office:value-type="float" office:value="21.9" calcext:value-type="float">
            <text:p>21,9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4</text:p>
          </table:table-cell>
          <table:table-cell office:value-type="float" office:value="21.9" calcext:value-type="float">
            <text:p>21,9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21.87" calcext:value-type="float">
            <text:p>21,8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4</text:p>
          </table:table-cell>
          <table:table-cell office:value-type="float" office:value="21.86" calcext:value-type="float">
            <text:p>21,8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4</text:p>
          </table:table-cell>
          <table:table-cell office:value-type="float" office:value="21.85" calcext:value-type="float">
            <text:p>21,8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0</text:p>
          </table:table-cell>
          <table:table-cell office:value-type="float" office:value="21.61" calcext:value-type="float">
            <text:p>21,6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21.21" calcext:value-type="float">
            <text:p>21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21.05" calcext:value-type="float">
            <text:p>21,0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2</text:p>
          </table:table-cell>
          <table:table-cell office:value-type="float" office:value="20.88" calcext:value-type="float">
            <text:p>20,8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8</text:p>
          </table:table-cell>
          <table:table-cell office:value-type="float" office:value="20.73" calcext:value-type="float">
            <text:p>20,7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2</text:p>
          </table:table-cell>
          <table:table-cell office:value-type="float" office:value="20.64" calcext:value-type="float">
            <text:p>20,6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20.47" calcext:value-type="float">
            <text:p>20,4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20.4" calcext:value-type="float">
            <text:p>20,4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3</text:p>
          </table:table-cell>
          <table:table-cell office:value-type="float" office:value="20.28" calcext:value-type="float">
            <text:p>20,2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7</text:p>
          </table:table-cell>
          <table:table-cell office:value-type="float" office:value="20.11" calcext:value-type="float">
            <text:p>20,1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9</text:p>
          </table:table-cell>
          <table:table-cell office:value-type="float" office:value="19.73" calcext:value-type="float">
            <text:p>19,7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19.59" calcext:value-type="float">
            <text:p>19,5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3</text:p>
          </table:table-cell>
          <table:table-cell office:value-type="float" office:value="19.28" calcext:value-type="float">
            <text:p>19,2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4</text:p>
          </table:table-cell>
          <table:table-cell office:value-type="float" office:value="19.19" calcext:value-type="float">
            <text:p>19,1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3</text:p>
          </table:table-cell>
          <table:table-cell office:value-type="float" office:value="18.68" calcext:value-type="float">
            <text:p>18,6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6</text:p>
          </table:table-cell>
          <table:table-cell office:value-type="float" office:value="18.53" calcext:value-type="float">
            <text:p>18,5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0</text:p>
          </table:table-cell>
          <table:table-cell office:value-type="float" office:value="18.43" calcext:value-type="float">
            <text:p>18,4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6</text:p>
          </table:table-cell>
          <table:table-cell office:value-type="float" office:value="17.92" calcext:value-type="float">
            <text:p>17,9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9</text:p>
          </table:table-cell>
          <table:table-cell office:value-type="float" office:value="17.89" calcext:value-type="float">
            <text:p>17,8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7</text:p>
          </table:table-cell>
          <table:table-cell office:value-type="float" office:value="17.69" calcext:value-type="float">
            <text:p>17,6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3</text:p>
          </table:table-cell>
          <table:table-cell office:value-type="float" office:value="17.14" calcext:value-type="float">
            <text:p>17,1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9</text:p>
          </table:table-cell>
          <table:table-cell office:value-type="float" office:value="16.93" calcext:value-type="float">
            <text:p>16,9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7</text:p>
          </table:table-cell>
          <table:table-cell office:value-type="float" office:value="16.47" calcext:value-type="float">
            <text:p>16,4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3</text:p>
          </table:table-cell>
          <table:table-cell office:value-type="float" office:value="14.04" calcext:value-type="float">
            <text:p>14,0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2</text:p>
          </table:table-cell>
          <table:table-cell table:style-name="ce2" office:value-type="float" office:value="12.77" calcext:value-type="float">
            <text:p>12,77</text:p>
          </table:table-cell>
          <table:table-cell table:number-columns-repeated="19"/>
        </table:table-row>
        <table:table-row table:style-name="ro2" table:number-rows-repeated="104848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-Zero" table:style-name="ta1">
        <table:shapes>
          <draw:frame draw:z-index="0" draw:style-name="gr1" draw:text-style-name="P1" svg:width="408.87mm" svg:height="188.06mm" svg:x="46.31mm" svg:y="30mm">
            <draw:object draw:notify-on-update-of-ranges="'C-Zero'.A3:'C-Zero'.A77 'C-Zero'.B2:'C-Zero'.B2 'C-Zero'.B3:'C-Zero'.B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Citroen C-Zero cells</text:p>
          </table:table-cell>
          <table:covered-table-cell table:style-name="ce15"/>
          <table:covered-table-cell table:number-columns-repeated="19" table:style-name="ce14"/>
          <table:table-cell table:style-name="ce14" table:number-columns-repeated="1003"/>
        </table:table-row>
        <table:table-row table:style-name="ro2">
          <table:table-cell table:style-name="ce14" office:value-type="string" calcext:value-type="string">
            <text:p>cell</text:p>
          </table:table-cell>
          <table:table-cell table:style-name="ce15" office:value-type="string" calcext:value-type="string">
            <text:p>capacity [Ah]</text:p>
          </table:table-cell>
          <table:table-cell table:style-name="ce14" table:number-columns-repeated="1022"/>
        </table:table-row>
        <table:table-row table:style-name="ro2">
          <table:table-cell office:value-type="string" calcext:value-type="string">
            <text:p>c88</text:p>
          </table:table-cell>
          <table:table-cell office:value-type="float" office:value="28.11" calcext:value-type="float">
            <text:p>28,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7</text:p>
          </table:table-cell>
          <table:table-cell office:value-type="float" office:value="28.1" calcext:value-type="float">
            <text:p>28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3</text:p>
          </table:table-cell>
          <table:table-cell office:value-type="float" office:value="27.59" calcext:value-type="float">
            <text:p>27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4</text:p>
          </table:table-cell>
          <table:table-cell office:value-type="float" office:value="27.58" calcext:value-type="float">
            <text:p>27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0</text:p>
          </table:table-cell>
          <table:table-cell office:value-type="float" office:value="27.54" calcext:value-type="float">
            <text:p>27,5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8</text:p>
          </table:table-cell>
          <table:table-cell office:value-type="float" office:value="27.35" calcext:value-type="float">
            <text:p>27,3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4</text:p>
          </table:table-cell>
          <table:table-cell office:value-type="float" office:value="27.33" calcext:value-type="float">
            <text:p>27,3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6</text:p>
          </table:table-cell>
          <table:table-cell office:value-type="float" office:value="27.04" calcext:value-type="float">
            <text:p>27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27" calcext:value-type="float">
            <text:p>27,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7</text:p>
          </table:table-cell>
          <table:table-cell office:value-type="float" office:value="26.84" calcext:value-type="float">
            <text:p>26,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2</text:p>
          </table:table-cell>
          <table:table-cell office:value-type="float" office:value="26.81" calcext:value-type="float">
            <text:p>26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5</text:p>
          </table:table-cell>
          <table:table-cell office:value-type="float" office:value="26.72" calcext:value-type="float">
            <text:p>26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4</text:p>
          </table:table-cell>
          <table:table-cell office:value-type="float" office:value="26.66" calcext:value-type="float">
            <text:p>26,6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5</text:p>
          </table:table-cell>
          <table:table-cell office:value-type="float" office:value="26.63" calcext:value-type="float">
            <text:p>26,6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26.56" calcext:value-type="float">
            <text:p>26,5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7</text:p>
          </table:table-cell>
          <table:table-cell office:value-type="float" office:value="26.53" calcext:value-type="float">
            <text:p>26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3</text:p>
          </table:table-cell>
          <table:table-cell office:value-type="float" office:value="26.47" calcext:value-type="float">
            <text:p>26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26.41" calcext:value-type="float">
            <text:p>26,4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9</text:p>
          </table:table-cell>
          <table:table-cell office:value-type="float" office:value="26.15" calcext:value-type="float">
            <text:p>26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8</text:p>
          </table:table-cell>
          <table:table-cell office:value-type="float" office:value="26.09" calcext:value-type="float">
            <text:p>26,0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26.06" calcext:value-type="float">
            <text:p>26,0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7</text:p>
          </table:table-cell>
          <table:table-cell office:value-type="float" office:value="25.92" calcext:value-type="float">
            <text:p>25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9</text:p>
          </table:table-cell>
          <table:table-cell office:value-type="float" office:value="25.9" calcext:value-type="float">
            <text:p>25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7</text:p>
          </table:table-cell>
          <table:table-cell office:value-type="float" office:value="25.89" calcext:value-type="float">
            <text:p>25,8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25.86" calcext:value-type="float">
            <text:p>25,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25.79" calcext:value-type="float">
            <text:p>25,7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25.69" calcext:value-type="float">
            <text:p>25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1</text:p>
          </table:table-cell>
          <table:table-cell table:style-name="ce2" office:value-type="float" office:value="25.61" calcext:value-type="float">
            <text:p>25,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1</text:p>
          </table:table-cell>
          <table:table-cell office:value-type="float" office:value="25.6" calcext:value-type="float">
            <text:p>25,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3</text:p>
          </table:table-cell>
          <table:table-cell office:value-type="float" office:value="25.56" calcext:value-type="float">
            <text:p>25,5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4</text:p>
          </table:table-cell>
          <table:table-cell office:value-type="float" office:value="25.44" calcext:value-type="float">
            <text:p>25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4</text:p>
          </table:table-cell>
          <table:table-cell office:value-type="float" office:value="25.41" calcext:value-type="float">
            <text:p>25,4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25.4" calcext:value-type="float">
            <text:p>25,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2</text:p>
          </table:table-cell>
          <table:table-cell office:value-type="float" office:value="25.34" calcext:value-type="float">
            <text:p>25,3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9</text:p>
          </table:table-cell>
          <table:table-cell office:value-type="float" office:value="25.28" calcext:value-type="float">
            <text:p>25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2</text:p>
          </table:table-cell>
          <table:table-cell office:value-type="float" office:value="25.23" calcext:value-type="float">
            <text:p>25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7</text:p>
          </table:table-cell>
          <table:table-cell office:value-type="float" office:value="25.05" calcext:value-type="float">
            <text:p>25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25" calcext:value-type="float">
            <text:p>25,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2</text:p>
          </table:table-cell>
          <table:table-cell office:value-type="float" office:value="24.99" calcext:value-type="float">
            <text:p>24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4</text:p>
          </table:table-cell>
          <table:table-cell office:value-type="float" office:value="24.96" calcext:value-type="float">
            <text:p>24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0</text:p>
          </table:table-cell>
          <table:table-cell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4</text:p>
          </table:table-cell>
          <table:table-cell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3</text:p>
          </table:table-cell>
          <table:table-cell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0</text:p>
          </table:table-cell>
          <table:table-cell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24.74" calcext:value-type="float">
            <text:p>24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24.65" calcext:value-type="float">
            <text:p>24,65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9.24" calcext:value-type="float">
            <text:p>19,24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24.46" calcext:value-type="float">
            <text:p>24,46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8.11" calcext:value-type="float">
            <text:p>28,11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24.06" calcext:value-type="float">
            <text:p>24,06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1693.12" calcext:value-type="float">
            <text:p>1693,12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6</text:p>
          </table:table-cell>
          <table:table-cell office:value-type="float" office:value="23.99" calcext:value-type="float">
            <text:p>23,99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6.3492" calcext:value-type="float">
            <text:p>6,35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3</text:p>
          </table:table-cell>
          <table:table-cell office:value-type="float" office:value="23.85" calcext:value-type="float">
            <text:p>23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2</text:p>
          </table:table-cell>
          <table:table-cell office:value-type="float" office:value="23.59" calcext:value-type="float">
            <text:p>23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9</text:p>
          </table:table-cell>
          <table:table-cell office:value-type="float" office:value="23.52" calcext:value-type="float">
            <text:p>23,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8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2</text:p>
          </table:table-cell>
          <table:table-cell office:value-type="float" office:value="23.44" calcext:value-type="float">
            <text:p>23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23.42" calcext:value-type="float">
            <text:p>23,4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23.23" calcext:value-type="float">
            <text:p>23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1</text:p>
          </table:table-cell>
          <table:table-cell office:value-type="float" office:value="23.12" calcext:value-type="float">
            <text:p>23,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23.1" calcext:value-type="float">
            <text:p>23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23.05" calcext:value-type="float">
            <text:p>23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6</text:p>
          </table:table-cell>
          <table:table-cell office:value-type="float" office:value="23.04" calcext:value-type="float">
            <text:p>23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8</text:p>
          </table:table-cell>
          <table:table-cell office:value-type="float" office:value="23.03" calcext:value-type="float">
            <text:p>23,0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0</text:p>
          </table:table-cell>
          <table:table-cell office:value-type="float" office:value="23.02" calcext:value-type="float">
            <text:p>23,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5</text:p>
          </table:table-cell>
          <table:table-cell office:value-type="float" office:value="22.9" calcext:value-type="float">
            <text:p>22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9</text:p>
          </table:table-cell>
          <table:table-cell office:value-type="float" office:value="22.74" calcext:value-type="float">
            <text:p>22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9</text:p>
          </table:table-cell>
          <table:table-cell office:value-type="float" office:value="22.23" calcext:value-type="float">
            <text:p>22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22.18" calcext:value-type="float">
            <text:p>22,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5</text:p>
          </table:table-cell>
          <table:table-cell office:value-type="float" office:value="22.17" calcext:value-type="float">
            <text:p>22,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21.96" calcext:value-type="float">
            <text:p>21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2</text:p>
          </table:table-cell>
          <table:table-cell office:value-type="float" office:value="21.95" calcext:value-type="float">
            <text:p>21,9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21.93" calcext:value-type="float">
            <text:p>21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3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5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21.83" calcext:value-type="float">
            <text:p>21,8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6</text:p>
          </table:table-cell>
          <table:table-cell office:value-type="float" office:value="21.69" calcext:value-type="float">
            <text:p>21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21.58" calcext:value-type="float">
            <text:p>21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6</text:p>
          </table:table-cell>
          <table:table-cell office:value-type="float" office:value="21.39" calcext:value-type="float">
            <text:p>21,3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21.32" calcext:value-type="float">
            <text:p>21,3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1</text:p>
          </table:table-cell>
          <table:table-cell office:value-type="float" office:value="20.94" calcext:value-type="float">
            <text:p>20,9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20.81" calcext:value-type="float">
            <text:p>20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8</text:p>
          </table:table-cell>
          <table:table-cell office:value-type="float" office:value="20.8" calcext:value-type="float">
            <text:p>20,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1</text:p>
          </table:table-cell>
          <table:table-cell office:value-type="float" office:value="20.53" calcext:value-type="float">
            <text:p>20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0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7</text:p>
          </table:table-cell>
          <table:table-cell office:value-type="float" office:value="20.15" calcext:value-type="float">
            <text:p>20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6</text:p>
          </table:table-cell>
          <table:table-cell office:value-type="float" office:value="19.85" calcext:value-type="float">
            <text:p>19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5</text:p>
          </table:table-cell>
          <table:table-cell office:value-type="float" office:value="19.68" calcext:value-type="float">
            <text:p>19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9.24" calcext:value-type="float">
            <text:p>19,240</text:p>
          </table:table-cell>
          <table:table-cell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1">
        <table:shapes>
          <draw:frame draw:z-index="0" draw:style-name="gr1" draw:text-style-name="P1" svg:width="408.87mm" svg:height="188.06mm" svg:x="46.31mm" svg:y="30mm">
            <draw:object draw:notify-on-update-of-ranges="All.A3:All.A77 All.B2:All.B2 All.B3:All.B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All cells - top 88 cells will create a new battery pack</text:p>
          </table:table-cell>
          <table:covered-table-cell table:style-name="ce15"/>
          <table:covered-table-cell table:number-columns-repeated="19" table:style-name="ce14"/>
          <table:table-cell table:style-name="ce14" table:number-columns-repeated="1003"/>
        </table:table-row>
        <table:table-row table:style-name="ro2">
          <table:table-cell table:style-name="ce14" office:value-type="string" calcext:value-type="string">
            <text:p>cell</text:p>
          </table:table-cell>
          <table:table-cell table:style-name="ce15" office:value-type="string" calcext:value-type="string">
            <text:p>capacity [Ah]</text:p>
          </table:table-cell>
          <table:table-cell table:style-name="ce14" table:number-columns-repeated="1022"/>
        </table:table-row>
        <table:table-row table:style-name="ro2">
          <table:table-cell table:style-name="ce10" office:value-type="string" calcext:value-type="string">
            <text:p>i51</text:p>
          </table:table-cell>
          <table:table-cell table:style-name="ce11" office:value-type="float" office:value="29.54" calcext:value-type="float">
            <text:p>29,5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29</text:p>
          </table:table-cell>
          <table:table-cell table:style-name="ce11" office:value-type="float" office:value="29.07" calcext:value-type="float">
            <text:p>29,0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8</text:p>
          </table:table-cell>
          <table:table-cell table:style-name="ce11" office:value-type="float" office:value="28.91" calcext:value-type="float">
            <text:p>28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0</text:p>
          </table:table-cell>
          <table:table-cell table:style-name="ce11" office:value-type="float" office:value="28.91" calcext:value-type="float">
            <text:p>28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8</text:p>
          </table:table-cell>
          <table:table-cell table:style-name="ce11" office:value-type="float" office:value="28.84" calcext:value-type="float">
            <text:p>28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5</text:p>
          </table:table-cell>
          <table:table-cell table:style-name="ce11" office:value-type="float" office:value="28.81" calcext:value-type="float">
            <text:p>28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3</text:p>
          </table:table-cell>
          <table:table-cell table:style-name="ce11" office:value-type="float" office:value="28.78" calcext:value-type="float">
            <text:p>28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6</text:p>
          </table:table-cell>
          <table:table-cell table:style-name="ce11" office:value-type="float" office:value="28.74" calcext:value-type="float">
            <text:p>28,7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1</text:p>
          </table:table-cell>
          <table:table-cell table:style-name="ce11" office:value-type="float" office:value="28.61" calcext:value-type="float">
            <text:p>28,6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2</text:p>
          </table:table-cell>
          <table:table-cell table:style-name="ce11" office:value-type="float" office:value="28.58" calcext:value-type="float">
            <text:p>28,5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2</text:p>
          </table:table-cell>
          <table:table-cell table:style-name="ce11" office:value-type="float" office:value="28.39" calcext:value-type="float">
            <text:p>28,3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1</text:p>
          </table:table-cell>
          <table:table-cell table:style-name="ce11" office:value-type="float" office:value="28.38" calcext:value-type="float">
            <text:p>28,3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9</text:p>
          </table:table-cell>
          <table:table-cell table:style-name="ce11" office:value-type="float" office:value="28.34" calcext:value-type="float">
            <text:p>28,3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4</text:p>
          </table:table-cell>
          <table:table-cell table:style-name="ce11" office:value-type="float" office:value="28.23" calcext:value-type="float">
            <text:p>28,2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8</text:p>
          </table:table-cell>
          <table:table-cell table:style-name="ce11" office:value-type="float" office:value="28.11" calcext:value-type="float">
            <text:p>28,1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7</text:p>
          </table:table-cell>
          <table:table-cell table:style-name="ce11" office:value-type="float" office:value="28.1" calcext:value-type="float">
            <text:p>28,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5</text:p>
          </table:table-cell>
          <table:table-cell table:style-name="ce11" office:value-type="float" office:value="27.96" calcext:value-type="float">
            <text:p>27,9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1</text:p>
          </table:table-cell>
          <table:table-cell table:style-name="ce11" office:value-type="float" office:value="27.91" calcext:value-type="float">
            <text:p>27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4</text:p>
          </table:table-cell>
          <table:table-cell table:style-name="ce11" office:value-type="float" office:value="27.78" calcext:value-type="float">
            <text:p>27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3</text:p>
          </table:table-cell>
          <table:table-cell table:style-name="ce11" office:value-type="float" office:value="27.59" calcext:value-type="float">
            <text:p>27,5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4</text:p>
          </table:table-cell>
          <table:table-cell table:style-name="ce11" office:value-type="float" office:value="27.58" calcext:value-type="float">
            <text:p>27,5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0</text:p>
          </table:table-cell>
          <table:table-cell table:style-name="ce11" office:value-type="float" office:value="27.54" calcext:value-type="float">
            <text:p>27,5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0</text:p>
          </table:table-cell>
          <table:table-cell table:style-name="ce11" office:value-type="float" office:value="27.52" calcext:value-type="float">
            <text:p>27,5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8</text:p>
          </table:table-cell>
          <table:table-cell table:style-name="ce11" office:value-type="float" office:value="27.45" calcext:value-type="float">
            <text:p>27,4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5</text:p>
          </table:table-cell>
          <table:table-cell table:style-name="ce11" office:value-type="float" office:value="27.38" calcext:value-type="float">
            <text:p>27,3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8</text:p>
          </table:table-cell>
          <table:table-cell table:style-name="ce11" office:value-type="float" office:value="27.35" calcext:value-type="float">
            <text:p>27,3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4</text:p>
          </table:table-cell>
          <table:table-cell table:style-name="ce11" office:value-type="float" office:value="27.33" calcext:value-type="float">
            <text:p>27,3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5</text:p>
          </table:table-cell>
          <table:table-cell table:style-name="ce11" office:value-type="float" office:value="27.26" calcext:value-type="float">
            <text:p>27,2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25</text:p>
          </table:table-cell>
          <table:table-cell table:style-name="ce11" office:value-type="float" office:value="27.21" calcext:value-type="float">
            <text:p>27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2</text:p>
          </table:table-cell>
          <table:table-cell table:style-name="ce11" office:value-type="float" office:value="27.18" calcext:value-type="float">
            <text:p>27,1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6</text:p>
          </table:table-cell>
          <table:table-cell table:style-name="ce11" office:value-type="float" office:value="27.04" calcext:value-type="float">
            <text:p>27,0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6</text:p>
          </table:table-cell>
          <table:table-cell table:style-name="ce11" office:value-type="float" office:value="27" calcext:value-type="float">
            <text:p>27,0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0</text:p>
          </table:table-cell>
          <table:table-cell table:style-name="ce11" office:value-type="float" office:value="26.98" calcext:value-type="float">
            <text:p>26,9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7</text:p>
          </table:table-cell>
          <table:table-cell table:style-name="ce11" office:value-type="float" office:value="26.84" calcext:value-type="float">
            <text:p>26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2</text:p>
          </table:table-cell>
          <table:table-cell table:style-name="ce11" office:value-type="float" office:value="26.81" calcext:value-type="float">
            <text:p>26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5</text:p>
          </table:table-cell>
          <table:table-cell table:style-name="ce11" office:value-type="float" office:value="26.72" calcext:value-type="float">
            <text:p>26,7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9</text:p>
          </table:table-cell>
          <table:table-cell table:style-name="ce11" office:value-type="float" office:value="26.71" calcext:value-type="float">
            <text:p>26,7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4</text:p>
          </table:table-cell>
          <table:table-cell table:style-name="ce11" office:value-type="float" office:value="26.66" calcext:value-type="float">
            <text:p>26,6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5</text:p>
          </table:table-cell>
          <table:table-cell table:style-name="ce11" office:value-type="float" office:value="26.63" calcext:value-type="float">
            <text:p>26,6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6</text:p>
          </table:table-cell>
          <table:table-cell table:style-name="ce11" office:value-type="float" office:value="26.56" calcext:value-type="float">
            <text:p>26,5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7</text:p>
          </table:table-cell>
          <table:table-cell table:style-name="ce11" office:value-type="float" office:value="26.53" calcext:value-type="float">
            <text:p>26,5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3</text:p>
          </table:table-cell>
          <table:table-cell table:style-name="ce11" office:value-type="float" office:value="26.47" calcext:value-type="float">
            <text:p>26,4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6</text:p>
          </table:table-cell>
          <table:table-cell table:style-name="ce11" office:value-type="float" office:value="26.43" calcext:value-type="float">
            <text:p>26,4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8</text:p>
          </table:table-cell>
          <table:table-cell table:style-name="ce11" office:value-type="float" office:value="26.41" calcext:value-type="float">
            <text:p>26,4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9</text:p>
          </table:table-cell>
          <table:table-cell table:style-name="ce11" office:value-type="float" office:value="26.29" calcext:value-type="float">
            <text:p>26,290</text:p>
          </table:table-cell>
          <table:table-cell table:number-columns-repeated="2"/>
          <table:table-cell table:style-name="ce19" office:value-type="string" calcext:value-type="string">
            <text:p>New battery for the car: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i61</text:p>
          </table:table-cell>
          <table:table-cell table:style-name="ce11" office:value-type="float" office:value="26.18" calcext:value-type="float">
            <text:p>26,18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LARGE([.B$1:.B$1048576];88)" office:value-type="float" office:value="24.07" calcext:value-type="float">
            <text:p>24,07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from top 88 cell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29</text:p>
          </table:table-cell>
          <table:table-cell table:style-name="ce11" office:value-type="float" office:value="26.15" calcext:value-type="float">
            <text:p>26,15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9.54" calcext:value-type="float">
            <text:p>29,54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62</text:p>
          </table:table-cell>
          <table:table-cell table:style-name="ce11" office:value-type="float" office:value="26.1" calcext:value-type="float">
            <text:p>26,10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2118.16" calcext:value-type="float">
            <text:p>2118,1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48</text:p>
          </table:table-cell>
          <table:table-cell table:style-name="ce11" office:value-type="float" office:value="26.09" calcext:value-type="float">
            <text:p>26,09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7.9431" calcext:value-type="float">
            <text:p>7,94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15</text:p>
          </table:table-cell>
          <table:table-cell table:style-name="ce11" office:value-type="float" office:value="26.06" calcext:value-type="float">
            <text:p>26,0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7</text:p>
          </table:table-cell>
          <table:table-cell table:style-name="ce11" office:value-type="float" office:value="25.92" calcext:value-type="float">
            <text:p>25,920</text:p>
          </table:table-cell>
          <table:table-cell table:number-columns-repeated="2"/>
          <table:table-cell table:style-name="ce19" office:value-type="string" calcext:value-type="string">
            <text:p>Battery from remaining cells: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09</text:p>
          </table:table-cell>
          <table:table-cell table:style-name="ce11" office:value-type="float" office:value="25.9" calcext:value-type="float">
            <text:p>25,90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2.77" calcext:value-type="float">
            <text:p>12,77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07</text:p>
          </table:table-cell>
          <table:table-cell table:style-name="ce11" office:value-type="float" office:value="25.89" calcext:value-type="float">
            <text:p>25,89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LARGE([.B$1:.B$1048576];89)" office:value-type="float" office:value="24.06" calcext:value-type="float">
            <text:p>24,0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32</text:p>
          </table:table-cell>
          <table:table-cell table:style-name="ce11" office:value-type="float" office:value="25.86" calcext:value-type="float">
            <text:p>25,86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54]*88" office:value-type="float" office:value="1123.76" calcext:value-type="float">
            <text:p>1123,7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20</text:p>
          </table:table-cell>
          <table:table-cell table:style-name="ce11" office:value-type="float" office:value="25.86" calcext:value-type="float">
            <text:p>25,86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6]*3.75)/1000" office:value-type="float" office:value="4.2141" calcext:value-type="float">
            <text:p>4,21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42</text:p>
          </table:table-cell>
          <table:table-cell table:style-name="ce11" office:value-type="float" office:value="25.82" calcext:value-type="float">
            <text:p>25,8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1</text:p>
          </table:table-cell>
          <table:table-cell table:style-name="ce11" office:value-type="float" office:value="25.79" calcext:value-type="float">
            <text:p>25,7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6</text:p>
          </table:table-cell>
          <table:table-cell table:style-name="ce11" office:value-type="float" office:value="25.69" calcext:value-type="float">
            <text:p>25,6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1</text:p>
          </table:table-cell>
          <table:table-cell table:style-name="ce12" office:value-type="float" office:value="25.61" calcext:value-type="float">
            <text:p>25,6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1</text:p>
          </table:table-cell>
          <table:table-cell table:style-name="ce11" office:value-type="float" office:value="25.6" calcext:value-type="float">
            <text:p>25,6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3</text:p>
          </table:table-cell>
          <table:table-cell table:style-name="ce11" office:value-type="float" office:value="25.56" calcext:value-type="float">
            <text:p>25,5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64</text:p>
          </table:table-cell>
          <table:table-cell table:style-name="ce11" office:value-type="float" office:value="25.44" calcext:value-type="float">
            <text:p>25,4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4</text:p>
          </table:table-cell>
          <table:table-cell table:style-name="ce11" office:value-type="float" office:value="25.41" calcext:value-type="float">
            <text:p>25,4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0</text:p>
          </table:table-cell>
          <table:table-cell table:style-name="ce11" office:value-type="float" office:value="25.4" calcext:value-type="float">
            <text:p>25,4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2</text:p>
          </table:table-cell>
          <table:table-cell table:style-name="ce11" office:value-type="float" office:value="25.34" calcext:value-type="float">
            <text:p>25,3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9</text:p>
          </table:table-cell>
          <table:table-cell table:style-name="ce11" office:value-type="float" office:value="25.28" calcext:value-type="float">
            <text:p>25,2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3</text:p>
          </table:table-cell>
          <table:table-cell table:style-name="ce11" office:value-type="float" office:value="25.27" calcext:value-type="float">
            <text:p>25,2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2</text:p>
          </table:table-cell>
          <table:table-cell table:style-name="ce11" office:value-type="float" office:value="25.23" calcext:value-type="float">
            <text:p>25,2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1</text:p>
          </table:table-cell>
          <table:table-cell table:style-name="ce11" office:value-type="float" office:value="25.21" calcext:value-type="float">
            <text:p>25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7</text:p>
          </table:table-cell>
          <table:table-cell table:style-name="ce11" office:value-type="float" office:value="25.05" calcext:value-type="float">
            <text:p>25,0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9</text:p>
          </table:table-cell>
          <table:table-cell table:style-name="ce11" office:value-type="float" office:value="25" calcext:value-type="float">
            <text:p>25,0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2</text:p>
          </table:table-cell>
          <table:table-cell table:style-name="ce11" office:value-type="float" office:value="24.99" calcext:value-type="float">
            <text:p>24,9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4</text:p>
          </table:table-cell>
          <table:table-cell table:style-name="ce11" office:value-type="float" office:value="24.96" calcext:value-type="float">
            <text:p>24,9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0</text:p>
          </table:table-cell>
          <table:table-cell table:style-name="ce11"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6</text:p>
          </table:table-cell>
          <table:table-cell table:style-name="ce11"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4</text:p>
          </table:table-cell>
          <table:table-cell table:style-name="ce11"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63</text:p>
          </table:table-cell>
          <table:table-cell table:style-name="ce11"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0</text:p>
          </table:table-cell>
          <table:table-cell table:style-name="ce11"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4</text:p>
          </table:table-cell>
          <table:table-cell table:style-name="ce11"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3</text:p>
          </table:table-cell>
          <table:table-cell table:style-name="ce11" office:value-type="float" office:value="24.74" calcext:value-type="float">
            <text:p>24,7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8</text:p>
          </table:table-cell>
          <table:table-cell table:style-name="ce11" office:value-type="float" office:value="24.73" calcext:value-type="float">
            <text:p>24,7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8</text:p>
          </table:table-cell>
          <table:table-cell table:style-name="ce11" office:value-type="float" office:value="24.72" calcext:value-type="float">
            <text:p>24,7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4</text:p>
          </table:table-cell>
          <table:table-cell table:style-name="ce11" office:value-type="float" office:value="24.65" calcext:value-type="float">
            <text:p>24,6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8</text:p>
          </table:table-cell>
          <table:table-cell table:style-name="ce11" office:value-type="float" office:value="24.64" calcext:value-type="float">
            <text:p>24,6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7</text:p>
          </table:table-cell>
          <table:table-cell table:style-name="ce11" office:value-type="float" office:value="24.46" calcext:value-type="float">
            <text:p>24,4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7</text:p>
          </table:table-cell>
          <table:table-cell table:style-name="ce11" office:value-type="float" office:value="24.21" calcext:value-type="float">
            <text:p>24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3</text:p>
          </table:table-cell>
          <table:table-cell table:style-name="ce11" office:value-type="float" office:value="24.07" calcext:value-type="float">
            <text:p>24,0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4</text:p>
          </table:table-cell>
          <table:table-cell table:style-name="ce11" office:value-type="float" office:value="24.07" calcext:value-type="float">
            <text:p>24,0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24.06" calcext:value-type="float">
            <text:p>24,0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6</text:p>
          </table:table-cell>
          <table:table-cell office:value-type="float" office:value="23.99" calcext:value-type="float">
            <text:p>23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3</text:p>
          </table:table-cell>
          <table:table-cell office:value-type="float" office:value="23.85" calcext:value-type="float">
            <text:p>23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4</text:p>
          </table:table-cell>
          <table:table-cell office:value-type="float" office:value="23.72" calcext:value-type="float">
            <text:p>23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2</text:p>
          </table:table-cell>
          <table:table-cell office:value-type="float" office:value="23.59" calcext:value-type="float">
            <text:p>23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9</text:p>
          </table:table-cell>
          <table:table-cell office:value-type="float" office:value="23.52" calcext:value-type="float">
            <text:p>23,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5</text:p>
          </table:table-cell>
          <table:table-cell office:value-type="float" office:value="23.5" calcext:value-type="float">
            <text:p>23,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8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7</text:p>
          </table:table-cell>
          <table:table-cell office:value-type="float" office:value="23.45" calcext:value-type="float">
            <text:p>23,4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2</text:p>
          </table:table-cell>
          <table:table-cell office:value-type="float" office:value="23.44" calcext:value-type="float">
            <text:p>23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23.42" calcext:value-type="float">
            <text:p>23,4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6</text:p>
          </table:table-cell>
          <table:table-cell office:value-type="float" office:value="23.38" calcext:value-type="float">
            <text:p>23,3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82</text:p>
          </table:table-cell>
          <table:table-cell office:value-type="float" office:value="23.34" calcext:value-type="float">
            <text:p>23,3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23.23" calcext:value-type="float">
            <text:p>23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5</text:p>
          </table:table-cell>
          <table:table-cell office:value-type="float" office:value="23.21" calcext:value-type="float">
            <text:p>23,2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1</text:p>
          </table:table-cell>
          <table:table-cell office:value-type="float" office:value="23.12" calcext:value-type="float">
            <text:p>23,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23.1" calcext:value-type="float">
            <text:p>23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23.05" calcext:value-type="float">
            <text:p>23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6</text:p>
          </table:table-cell>
          <table:table-cell office:value-type="float" office:value="23.04" calcext:value-type="float">
            <text:p>23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8</text:p>
          </table:table-cell>
          <table:table-cell office:value-type="float" office:value="23.03" calcext:value-type="float">
            <text:p>23,0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0</text:p>
          </table:table-cell>
          <table:table-cell office:value-type="float" office:value="23.02" calcext:value-type="float">
            <text:p>23,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5</text:p>
          </table:table-cell>
          <table:table-cell office:value-type="float" office:value="22.9" calcext:value-type="float">
            <text:p>22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9</text:p>
          </table:table-cell>
          <table:table-cell office:value-type="float" office:value="22.74" calcext:value-type="float">
            <text:p>22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1</text:p>
          </table:table-cell>
          <table:table-cell office:value-type="float" office:value="22.72" calcext:value-type="float">
            <text:p>22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6</text:p>
          </table:table-cell>
          <table:table-cell office:value-type="float" office:value="22.72" calcext:value-type="float">
            <text:p>22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7</text:p>
          </table:table-cell>
          <table:table-cell office:value-type="float" office:value="22.65" calcext:value-type="float">
            <text:p>22,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6</text:p>
          </table:table-cell>
          <table:table-cell office:value-type="float" office:value="22.59" calcext:value-type="float">
            <text:p>22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22.31" calcext:value-type="float">
            <text:p>22,3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7</text:p>
          </table:table-cell>
          <table:table-cell office:value-type="float" office:value="22.26" calcext:value-type="float">
            <text:p>22,2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9</text:p>
          </table:table-cell>
          <table:table-cell office:value-type="float" office:value="22.23" calcext:value-type="float">
            <text:p>22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22.18" calcext:value-type="float">
            <text:p>22,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5</text:p>
          </table:table-cell>
          <table:table-cell office:value-type="float" office:value="22.17" calcext:value-type="float">
            <text:p>22,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21.96" calcext:value-type="float">
            <text:p>21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2</text:p>
          </table:table-cell>
          <table:table-cell office:value-type="float" office:value="21.95" calcext:value-type="float">
            <text:p>21,9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21.93" calcext:value-type="float">
            <text:p>21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0</text:p>
          </table:table-cell>
          <table:table-cell office:value-type="float" office:value="21.92" calcext:value-type="float">
            <text:p>21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3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8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4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5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4</text:p>
          </table:table-cell>
          <table:table-cell office:value-type="float" office:value="21.86" calcext:value-type="float">
            <text:p>21,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4</text:p>
          </table:table-cell>
          <table:table-cell office:value-type="float" office:value="21.85" calcext:value-type="float">
            <text:p>21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21.83" calcext:value-type="float">
            <text:p>21,8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6</text:p>
          </table:table-cell>
          <table:table-cell office:value-type="float" office:value="21.69" calcext:value-type="float">
            <text:p>21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0</text:p>
          </table:table-cell>
          <table:table-cell office:value-type="float" office:value="21.61" calcext:value-type="float">
            <text:p>21,6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21.58" calcext:value-type="float">
            <text:p>21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6</text:p>
          </table:table-cell>
          <table:table-cell office:value-type="float" office:value="21.39" calcext:value-type="float">
            <text:p>21,3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21.32" calcext:value-type="float">
            <text:p>21,3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21.21" calcext:value-type="float">
            <text:p>21,2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21.05" calcext:value-type="float">
            <text:p>21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1</text:p>
          </table:table-cell>
          <table:table-cell office:value-type="float" office:value="20.94" calcext:value-type="float">
            <text:p>20,9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2</text:p>
          </table:table-cell>
          <table:table-cell office:value-type="float" office:value="20.88" calcext:value-type="float">
            <text:p>20,8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20.81" calcext:value-type="float">
            <text:p>20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8</text:p>
          </table:table-cell>
          <table:table-cell office:value-type="float" office:value="20.8" calcext:value-type="float">
            <text:p>20,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8</text:p>
          </table:table-cell>
          <table:table-cell office:value-type="float" office:value="20.73" calcext:value-type="float">
            <text:p>20,7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2</text:p>
          </table:table-cell>
          <table:table-cell office:value-type="float" office:value="20.64" calcext:value-type="float">
            <text:p>20,6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1</text:p>
          </table:table-cell>
          <table:table-cell office:value-type="float" office:value="20.53" calcext:value-type="float">
            <text:p>20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20.47" calcext:value-type="float">
            <text:p>20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20.4" calcext:value-type="float">
            <text:p>20,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0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3</text:p>
          </table:table-cell>
          <table:table-cell office:value-type="float" office:value="20.28" calcext:value-type="float">
            <text:p>20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7</text:p>
          </table:table-cell>
          <table:table-cell office:value-type="float" office:value="20.15" calcext:value-type="float">
            <text:p>20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7</text:p>
          </table:table-cell>
          <table:table-cell office:value-type="float" office:value="20.11" calcext:value-type="float">
            <text:p>20,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6</text:p>
          </table:table-cell>
          <table:table-cell office:value-type="float" office:value="19.85" calcext:value-type="float">
            <text:p>19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9</text:p>
          </table:table-cell>
          <table:table-cell office:value-type="float" office:value="19.73" calcext:value-type="float">
            <text:p>19,7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5</text:p>
          </table:table-cell>
          <table:table-cell office:value-type="float" office:value="19.68" calcext:value-type="float">
            <text:p>19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19.59" calcext:value-type="float">
            <text:p>19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3</text:p>
          </table:table-cell>
          <table:table-cell office:value-type="float" office:value="19.28" calcext:value-type="float">
            <text:p>19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9.24" calcext:value-type="float">
            <text:p>19,2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4</text:p>
          </table:table-cell>
          <table:table-cell office:value-type="float" office:value="19.19" calcext:value-type="float">
            <text:p>19,1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3</text:p>
          </table:table-cell>
          <table:table-cell office:value-type="float" office:value="18.68" calcext:value-type="float">
            <text:p>18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6</text:p>
          </table:table-cell>
          <table:table-cell office:value-type="float" office:value="18.53" calcext:value-type="float">
            <text:p>18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0</text:p>
          </table:table-cell>
          <table:table-cell office:value-type="float" office:value="18.43" calcext:value-type="float">
            <text:p>18,4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6</text:p>
          </table:table-cell>
          <table:table-cell office:value-type="float" office:value="17.92" calcext:value-type="float">
            <text:p>17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9</text:p>
          </table:table-cell>
          <table:table-cell office:value-type="float" office:value="17.89" calcext:value-type="float">
            <text:p>17,8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7</text:p>
          </table:table-cell>
          <table:table-cell office:value-type="float" office:value="17.69" calcext:value-type="float">
            <text:p>17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3</text:p>
          </table:table-cell>
          <table:table-cell office:value-type="float" office:value="17.14" calcext:value-type="float">
            <text:p>17,1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9</text:p>
          </table:table-cell>
          <table:table-cell office:value-type="float" office:value="16.93" calcext:value-type="float">
            <text:p>16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7</text:p>
          </table:table-cell>
          <table:table-cell office:value-type="float" office:value="16.47" calcext:value-type="float">
            <text:p>16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3</text:p>
          </table:table-cell>
          <table:table-cell office:value-type="float" office:value="14.04" calcext:value-type="float">
            <text:p>14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2</text:p>
          </table:table-cell>
          <table:table-cell table:style-name="ce2" office:value-type="float" office:value="12.77" calcext:value-type="float">
            <text:p>12,77</text:p>
          </table:table-cell>
          <table:table-cell table:number-columns-repeated="102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iOn.A2:iOn.C8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C-Zero'.A2:'C-Zero'.B9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All.A2:All.B17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1">00.00.0000</text:date>, <text:time style:data-style-name="N2" text:time-value="07:43:06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4T20:23:30.483000000</meta:creation-date>
    <dc:date>2025-05-31T07:46:53.033000000</dc:date>
    <meta:editing-duration>PT18M27S</meta:editing-duration>
    <meta:editing-cycles>3</meta:editing-cycles>
    <meta:generator>LibreOffice/6.2.5.2$Windows_X86_64 LibreOffice_project/1ec314fa52f458adc18c4f025c545a4e8b22c159</meta:generator>
    <meta:document-statistic meta:table-count="3" meta:cell-count="7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iOn.A3:iOn.B86 iOn.B2:iOn.B2" chart:data-source-has-labels="both" svg:x="0.817cm" svg:y="0.376cm" svg:width="36.462cm" svg:height="18.055cm">
          <chartooo:coordinate-region svg:x="2.1cm" svg:y="0.573cm" svg:width="35.179cm" svg:height="17.008cm"/>
          <chart:axis chart:dimension="x" chart:name="primary-x" chart:style-name="ch4" chartooo:axis-type="auto">
            <chartooo:date-scale/>
            <chart:categories table:cell-range-address="iOn.A3:iOn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n.B3:iOn.B86" chart:label-cell-address="iOn.B2:iOn.B2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iOn.B2:iOn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51</text:p>
                <draw:g>
                  <svg:desc>iOn.A3:iOn.A86</svg:desc>
                </draw:g>
              </table:table-cell>
              <table:table-cell office:value-type="float" office:value="29.54">
                <text:p>29.54</text:p>
                <draw:g>
                  <svg:desc>iOn.B3:iOn.B86</svg:desc>
                </draw:g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7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i48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i7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i38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i4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i8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84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54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i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i6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i76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i8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i35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i21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26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57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i16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i0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i17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i4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i2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6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01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i24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i0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i70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i07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i0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i5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i5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i22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i0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i1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i63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i27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i49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i1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i23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i4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i1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i4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i30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i66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i7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i77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i33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i5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i37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i73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i12</text:p>
              </table:table-cell>
              <table:table-cell office:value-type="float" office:value="12.77">
                <text:p>1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'C-Zero'.A2:'C-Zero'.B77" chart:data-source-has-labels="both" svg:x="0.817cm" svg:y="0.376cm" svg:width="36.462cm" svg:height="18.055cm">
          <chartooo:coordinate-region svg:x="2.1cm" svg:y="0.497cm" svg:width="35.179cm" svg:height="16.932cm"/>
          <chart:axis chart:dimension="x" chart:name="primary-x" chart:style-name="ch4" chartooo:axis-type="auto">
            <chartooo:date-scale/>
            <chart:categories table:cell-range-address="'C-Zero'.A3:'C-Zero'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-Zero'.B3:'C-Zero'.B77" chart:label-cell-address="'C-Zero'.B2:'C-Zero'.B2" chart:class="chart:bar">
            <chart:data-point chart:repeated="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'C-Zero'.B2:'C-Zer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88</text:p>
                <draw:g>
                  <svg:desc>'C-Zero'.A3:'C-Zero'.A77</svg:desc>
                </draw:g>
              </table:table-cell>
              <table:table-cell office:value-type="float" office:value="28.11">
                <text:p>28.11</text:p>
                <draw:g>
                  <svg:desc>'C-Zero'.B3:'C-Zero'.B77</svg:desc>
                </draw:g>
              </table:table-cell>
            </table:table-row>
            <table:table-row>
              <table:table-cell office:value-type="string">
                <text:p>c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c83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c84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c8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c44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c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c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27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c82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c34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c2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c2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c7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c73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c38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c29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c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c57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c32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c31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c01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c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c33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c6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c5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c3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c4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c39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c3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52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c24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c63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c40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c06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c03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c02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c79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c58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c7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c28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c41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c3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c66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c68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c60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c8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c49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c59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c69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c55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c53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c62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c47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c4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c4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c56</text:p>
              </table:table-cell>
              <table:table-cell office:value-type="float" office:value="21.69">
                <text:p>21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All.A3:All.B77 All.B2:All.B2" chart:data-source-has-labels="both" svg:x="0.817cm" svg:y="0.376cm" svg:width="36.462cm" svg:height="18.055cm">
          <chartooo:coordinate-region svg:x="2.1cm" svg:y="0.497cm" svg:width="35.179cm" svg:height="16.932cm"/>
          <chart:axis chart:dimension="x" chart:name="primary-x" chart:style-name="ch4" chartooo:axis-type="auto">
            <chartooo:date-scale/>
            <chart:categories table:cell-range-address="All.A3:All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3:All.B77" chart:label-cell-address="All.B2:All.B2" chart:class="chart:bar">
            <chart:data-point chart:repeated="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All.B2:Al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51</text:p>
                <draw:g>
                  <svg:desc>All.A3:All.A77</svg:desc>
                </draw:g>
              </table:table-cell>
              <table:table-cell office:value-type="float" office:value="29.54">
                <text:p>29.54</text:p>
                <draw:g>
                  <svg:desc>All.B3:All.B77</svg:desc>
                </draw:g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c88</text:p>
              </table:table-cell>
              <table:table-cell office:value-type="float" office:value="28.11">
                <text:p>28.11</text:p>
              </table:table-cell>
            </table:table-row>
            <table:table-row>
              <table:table-cell office:value-type="string">
                <text:p>c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c83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c84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c8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c44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c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c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c27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c82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c34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c2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c2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c7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c73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c38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c29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c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c57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c32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c31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c01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c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c33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c6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c5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c3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c4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c39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c3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52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